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020" table:default-cell-style-name="ce1"/>
        <table:table-row table:style-name="ro1">
          <table:table-cell office:value-type="string">
            <text:p>number of points in circle: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office:value-type="string">
            <text:p>point of origin</text:p>
          </table:table-cell>
          <table:table-cell office:value-type="string">
            <text:p>target point</text:p>
          </table:table-cell>
          <table:table-cell office:value-type="string">
            <text:p>DeltaPoint</text:p>
          </table:table-cell>
          <table:table-cell table:style-name="Default" office:value-type="string">
            <text:p>beta</text:p>
          </table:table-cell>
          <table:table-cell table:style-name="Default" office:value-type="string">
            <text:p>h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rho</text:p>
          </table:table-cell>
          <table:table-cell table:style-name="Default" office:value-type="string">
            <text:p>theta</text:p>
          </table:table-cell>
          <table:table-cell office:value-type="string">
            <text:p>thetaDegrees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B11]-[.A11])" office:value-type="float" office:value="1">
            <text:p>1</text:p>
          </table:table-cell>
          <table:table-cell table:style-name="Default" table:formula="of:=[.C11]*((2*PI())/[.$A$2])" office:value-type="float" office:value="0.392699081698724">
            <text:p>0.3926990817</text:p>
          </table:table-cell>
          <table:table-cell table:style-name="Default" table:formula="of:=SIN([.D11])" office:value-type="float" office:value="0.38268343236509">
            <text:p>0.3826834324</text:p>
          </table:table-cell>
          <table:table-cell table:style-name="Default" table:formula="of:=COS([.D11])" office:value-type="float" office:value="0.923879532511287">
            <text:p>0.9238795325</text:p>
          </table:table-cell>
          <table:table-cell table:style-name="Default" table:formula="of:=ATAN([.E11]/(1-[.F11]))" office:value-type="float" office:value="1.37444678594553">
            <text:p>1.3744467859</text:p>
          </table:table-cell>
          <table:table-cell table:style-name="Default" table:formula="of:=(PI()/2)-[.G11]" office:value-type="float" office:value="0.196349540849362">
            <text:p>0.1963495408</text:p>
          </table:table-cell>
          <table:table-cell table:formula="of:=([.H11]/PI())*180" office:value-type="float" office:value="11.25">
            <text:p>11.25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B12]-[.A12])" office:value-type="float" office:value="2">
            <text:p>2</text:p>
          </table:table-cell>
          <table:table-cell table:style-name="Default" table:formula="of:=[.C12]*((2*PI())/[.$A$2])" office:value-type="float" office:value="0.785398163397448">
            <text:p>0.7853981634</text:p>
          </table:table-cell>
          <table:table-cell table:style-name="Default" table:formula="of:=SIN([.D12])" office:value-type="float" office:value="0.707106781186547">
            <text:p>0.7071067812</text:p>
          </table:table-cell>
          <table:table-cell table:style-name="Default" table:formula="of:=COS([.D12])" office:value-type="float" office:value="0.707106781186548">
            <text:p>0.7071067812</text:p>
          </table:table-cell>
          <table:table-cell table:style-name="Default" table:formula="of:=ATAN([.E12]/(1-[.F12]))" office:value-type="float" office:value="1.17809724509617">
            <text:p>1.1780972451</text:p>
          </table:table-cell>
          <table:table-cell table:style-name="Default" table:formula="of:=(PI()/2)-[.G12]" office:value-type="float" office:value="0.392699081698724">
            <text:p>0.3926990817</text:p>
          </table:table-cell>
          <table:table-cell table:formula="of:=([.H12]/PI())*180" office:value-type="float" office:value="22.5">
            <text:p>22.5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B13]-[.A13])" office:value-type="float" office:value="3">
            <text:p>3</text:p>
          </table:table-cell>
          <table:table-cell table:style-name="Default" table:formula="of:=[.C13]*((2*PI())/[.$A$2])" office:value-type="float" office:value="1.17809724509617">
            <text:p>1.1780972451</text:p>
          </table:table-cell>
          <table:table-cell table:style-name="Default" table:formula="of:=SIN([.D13])" office:value-type="float" office:value="0.923879532511287">
            <text:p>0.9238795325</text:p>
          </table:table-cell>
          <table:table-cell table:style-name="Default" table:formula="of:=COS([.D13])" office:value-type="float" office:value="0.38268343236509">
            <text:p>0.3826834324</text:p>
          </table:table-cell>
          <table:table-cell table:style-name="Default" table:formula="of:=ATAN([.E13]/(1-[.F13]))" office:value-type="float" office:value="0.98174770424681">
            <text:p>0.9817477042</text:p>
          </table:table-cell>
          <table:table-cell table:style-name="Default" table:formula="of:=(PI()/2)-[.G13]" office:value-type="float" office:value="0.589048622548086">
            <text:p>0.5890486225</text:p>
          </table:table-cell>
          <table:table-cell table:formula="of:=([.H13]/PI())*180" office:value-type="float" office:value="33.75">
            <text:p>33.75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([.B14]-[.A14])" office:value-type="float" office:value="4">
            <text:p>4</text:p>
          </table:table-cell>
          <table:table-cell table:style-name="Default" table:formula="of:=[.C14]*((2*PI())/[.$A$2])" office:value-type="float" office:value="1.5707963267949">
            <text:p>1.5707963268</text:p>
          </table:table-cell>
          <table:table-cell table:style-name="Default" table:formula="of:=SIN([.D14])" office:value-type="float" office:value="1">
            <text:p>1</text:p>
          </table:table-cell>
          <table:table-cell table:style-name="Default" table:formula="of:=COS([.D14])" office:value-type="float" office:value="6.12323399573677E-017">
            <text:p>6.12323399573677E-017</text:p>
          </table:table-cell>
          <table:table-cell table:style-name="Default" table:formula="of:=ATAN([.E14]/(1-[.F14]))" office:value-type="float" office:value="0.785398163397448">
            <text:p>0.7853981634</text:p>
          </table:table-cell>
          <table:table-cell table:style-name="Default" table:formula="of:=(PI()/2)-[.G14]" office:value-type="float" office:value="0.785398163397448">
            <text:p>0.7853981634</text:p>
          </table:table-cell>
          <table:table-cell table:formula="of:=([.H14]/PI())*180" office:value-type="float" office:value="45">
            <text:p>45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([.B15]-[.A15])" office:value-type="float" office:value="5">
            <text:p>5</text:p>
          </table:table-cell>
          <table:table-cell table:style-name="Default" table:formula="of:=[.C15]*((2*PI())/[.$A$2])" office:value-type="float" office:value="1.96349540849362">
            <text:p>1.9634954085</text:p>
          </table:table-cell>
          <table:table-cell table:style-name="Default" table:formula="of:=SIN([.D15])" office:value-type="float" office:value="0.923879532511287">
            <text:p>0.9238795325</text:p>
          </table:table-cell>
          <table:table-cell table:style-name="Default" table:formula="of:=COS([.D15])" office:value-type="float" office:value="-0.38268343236509">
            <text:p>-0.3826834324</text:p>
          </table:table-cell>
          <table:table-cell table:style-name="Default" table:formula="of:=ATAN([.E15]/(1-[.F15]))" office:value-type="float" office:value="0.589048622548086">
            <text:p>0.5890486225</text:p>
          </table:table-cell>
          <table:table-cell table:style-name="Default" table:formula="of:=(PI()/2)-[.G15]" office:value-type="float" office:value="0.98174770424681">
            <text:p>0.9817477042</text:p>
          </table:table-cell>
          <table:table-cell table:formula="of:=([.H15]/PI())*180" office:value-type="float" office:value="56.25">
            <text:p>56.25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([.B16]-[.A16])" office:value-type="float" office:value="6">
            <text:p>6</text:p>
          </table:table-cell>
          <table:table-cell table:style-name="Default" table:formula="of:=[.C16]*((2*PI())/[.$A$2])" office:value-type="float" office:value="2.35619449019234">
            <text:p>2.3561944902</text:p>
          </table:table-cell>
          <table:table-cell table:style-name="Default" table:formula="of:=SIN([.D16])" office:value-type="float" office:value="0.707106781186548">
            <text:p>0.7071067812</text:p>
          </table:table-cell>
          <table:table-cell table:style-name="Default" table:formula="of:=COS([.D16])" office:value-type="float" office:value="-0.707106781186547">
            <text:p>-0.7071067812</text:p>
          </table:table-cell>
          <table:table-cell table:style-name="Default" table:formula="of:=ATAN([.E16]/(1-[.F16]))" office:value-type="float" office:value="0.392699081698724">
            <text:p>0.3926990817</text:p>
          </table:table-cell>
          <table:table-cell table:style-name="Default" table:formula="of:=(PI()/2)-[.G16]" office:value-type="float" office:value="1.17809724509617">
            <text:p>1.1780972451</text:p>
          </table:table-cell>
          <table:table-cell table:formula="of:=([.H16]/PI())*180" office:value-type="float" office:value="67.5">
            <text:p>67.5</text:p>
          </table:table-cell>
          <table:table-cell table:number-columns-repeated="1015"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([.B17]-[.A17])" office:value-type="float" office:value="7">
            <text:p>7</text:p>
          </table:table-cell>
          <table:table-cell table:style-name="Default" table:formula="of:=[.C17]*((2*PI())/[.$A$2])" office:value-type="float" office:value="2.74889357189107">
            <text:p>2.7488935719</text:p>
          </table:table-cell>
          <table:table-cell table:style-name="Default" table:formula="of:=SIN([.D17])" office:value-type="float" office:value="0.38268343236509">
            <text:p>0.3826834324</text:p>
          </table:table-cell>
          <table:table-cell table:style-name="Default" table:formula="of:=COS([.D17])" office:value-type="float" office:value="-0.923879532511287">
            <text:p>-0.9238795325</text:p>
          </table:table-cell>
          <table:table-cell table:style-name="Default" table:formula="of:=ATAN([.E17]/(1-[.F17]))" office:value-type="float" office:value="0.196349540849362">
            <text:p>0.1963495408</text:p>
          </table:table-cell>
          <table:table-cell table:style-name="Default" table:formula="of:=(PI()/2)-[.G17]" office:value-type="float" office:value="1.37444678594553">
            <text:p>1.3744467859</text:p>
          </table:table-cell>
          <table:table-cell table:formula="of:=([.H17]/PI())*180" office:value-type="float" office:value="78.75">
            <text:p>78.75</text:p>
          </table:table-cell>
          <table:table-cell table:number-columns-repeated="1015"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([.B18]-[.A18])" office:value-type="float" office:value="8">
            <text:p>8</text:p>
          </table:table-cell>
          <table:table-cell table:style-name="Default" table:formula="of:=[.C18]*((2*PI())/[.$A$2])" office:value-type="float" office:value="3.14159265358979">
            <text:p>3.1415926536</text:p>
          </table:table-cell>
          <table:table-cell table:style-name="Default" table:formula="of:=SIN([.D18])" office:value-type="float" office:value="1.22464679914735E-016">
            <text:p>1.22464679914735E-016</text:p>
          </table:table-cell>
          <table:table-cell table:style-name="Default" table:formula="of:=COS([.D18])" office:value-type="float" office:value="-1">
            <text:p>-1</text:p>
          </table:table-cell>
          <table:table-cell table:style-name="Default" table:formula="of:=ATAN([.E18]/(1-[.F18]))" office:value-type="float" office:value="6.12323399573677E-017">
            <text:p>6.12323399573677E-017</text:p>
          </table:table-cell>
          <table:table-cell table:style-name="Default" table:formula="of:=(PI()/2)-[.G18]" office:value-type="float" office:value="1.5707963267949">
            <text:p>1.5707963268</text:p>
          </table:table-cell>
          <table:table-cell table:formula="of:=([.H18]/PI())*180" office:value-type="float" office:value="90">
            <text:p>90</text:p>
          </table:table-cell>
          <table:table-cell table:number-columns-repeated="1015"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([.B19]-[.A19])" office:value-type="float" office:value="9">
            <text:p>9</text:p>
          </table:table-cell>
          <table:table-cell table:style-name="Default" table:formula="of:=[.C19]*((2*PI())/[.$A$2])" office:value-type="float" office:value="3.53429173528852">
            <text:p>3.5342917353</text:p>
          </table:table-cell>
          <table:table-cell table:style-name="Default" table:formula="of:=SIN([.D19])" office:value-type="float" office:value="-0.38268343236509">
            <text:p>-0.3826834324</text:p>
          </table:table-cell>
          <table:table-cell table:style-name="Default" table:formula="of:=COS([.D19])" office:value-type="float" office:value="-0.923879532511287">
            <text:p>-0.9238795325</text:p>
          </table:table-cell>
          <table:table-cell table:style-name="Default" table:formula="of:=ATAN([.E19]/(1-[.F19]))" office:value-type="float" office:value="-0.196349540849362">
            <text:p>-0.1963495408</text:p>
          </table:table-cell>
          <table:table-cell table:style-name="Default" table:formula="of:=(PI()/2)-[.G19]" office:value-type="float" office:value="1.76714586764426">
            <text:p>1.7671458676</text:p>
          </table:table-cell>
          <table:table-cell table:formula="of:=([.H19]/PI())*180" office:value-type="float" office:value="101.25">
            <text:p>101.25</text:p>
          </table:table-cell>
          <table:table-cell table:number-columns-repeated="1015"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([.B20]-[.A20])" office:value-type="float" office:value="10">
            <text:p>10</text:p>
          </table:table-cell>
          <table:table-cell table:style-name="Default" table:formula="of:=[.C20]*((2*PI())/[.$A$2])" office:value-type="float" office:value="3.92699081698724">
            <text:p>3.926990817</text:p>
          </table:table-cell>
          <table:table-cell table:style-name="Default" table:formula="of:=SIN([.D20])" office:value-type="float" office:value="-0.707106781186547">
            <text:p>-0.7071067812</text:p>
          </table:table-cell>
          <table:table-cell table:style-name="Default" table:formula="of:=COS([.D20])" office:value-type="float" office:value="-0.707106781186548">
            <text:p>-0.7071067812</text:p>
          </table:table-cell>
          <table:table-cell table:style-name="Default" table:formula="of:=ATAN([.E20]/(1-[.F20]))" office:value-type="float" office:value="-0.392699081698724">
            <text:p>-0.3926990817</text:p>
          </table:table-cell>
          <table:table-cell table:style-name="Default" table:formula="of:=(PI()/2)-[.G20]" office:value-type="float" office:value="1.96349540849362">
            <text:p>1.9634954085</text:p>
          </table:table-cell>
          <table:table-cell table:formula="of:=([.H20]/PI())*180" office:value-type="float" office:value="112.5">
            <text:p>112.5</text:p>
          </table:table-cell>
          <table:table-cell table:number-columns-repeated="1015"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([.B21]-[.A21])" office:value-type="float" office:value="11">
            <text:p>11</text:p>
          </table:table-cell>
          <table:table-cell table:style-name="Default" table:formula="of:=[.C21]*((2*PI())/[.$A$2])" office:value-type="float" office:value="4.31968989868597">
            <text:p>4.3196898987</text:p>
          </table:table-cell>
          <table:table-cell table:style-name="Default" table:formula="of:=SIN([.D21])" office:value-type="float" office:value="-0.923879532511286">
            <text:p>-0.9238795325</text:p>
          </table:table-cell>
          <table:table-cell table:style-name="Default" table:formula="of:=COS([.D21])" office:value-type="float" office:value="-0.38268343236509">
            <text:p>-0.3826834324</text:p>
          </table:table-cell>
          <table:table-cell table:style-name="Default" table:formula="of:=ATAN([.E21]/(1-[.F21]))" office:value-type="float" office:value="-0.589048622548086">
            <text:p>-0.5890486225</text:p>
          </table:table-cell>
          <table:table-cell table:style-name="Default" table:formula="of:=(PI()/2)-[.G21]" office:value-type="float" office:value="2.15984494934298">
            <text:p>2.1598449493</text:p>
          </table:table-cell>
          <table:table-cell table:formula="of:=([.H21]/PI())*180" office:value-type="float" office:value="123.75">
            <text:p>123.75</text:p>
          </table:table-cell>
          <table:table-cell table:number-columns-repeated="1015"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([.B22]-[.A22])" office:value-type="float" office:value="12">
            <text:p>12</text:p>
          </table:table-cell>
          <table:table-cell table:style-name="Default" table:formula="of:=[.C22]*((2*PI())/[.$A$2])" office:value-type="float" office:value="4.71238898038469">
            <text:p>4.7123889804</text:p>
          </table:table-cell>
          <table:table-cell table:style-name="Default" table:formula="of:=SIN([.D22])" office:value-type="float" office:value="-1">
            <text:p>-1</text:p>
          </table:table-cell>
          <table:table-cell table:style-name="Default" table:formula="of:=COS([.D22])" office:value-type="float" office:value="-1.83697019872103E-016">
            <text:p>-1.83697019872103E-016</text:p>
          </table:table-cell>
          <table:table-cell table:style-name="Default" table:formula="of:=ATAN([.E22]/(1-[.F22]))" office:value-type="float" office:value="-0.785398163397448">
            <text:p>-0.7853981634</text:p>
          </table:table-cell>
          <table:table-cell table:style-name="Default" table:formula="of:=(PI()/2)-[.G22]" office:value-type="float" office:value="2.35619449019234">
            <text:p>2.3561944902</text:p>
          </table:table-cell>
          <table:table-cell table:formula="of:=([.H22]/PI())*180" office:value-type="float" office:value="135">
            <text:p>135</text:p>
          </table:table-cell>
          <table:table-cell table:number-columns-repeated="1015"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([.B23]-[.A23])" office:value-type="float" office:value="13">
            <text:p>13</text:p>
          </table:table-cell>
          <table:table-cell table:style-name="Default" table:formula="of:=[.C23]*((2*PI())/[.$A$2])" office:value-type="float" office:value="5.10508806208341">
            <text:p>5.1050880621</text:p>
          </table:table-cell>
          <table:table-cell table:style-name="Default" table:formula="of:=SIN([.D23])" office:value-type="float" office:value="-0.923879532511287">
            <text:p>-0.9238795325</text:p>
          </table:table-cell>
          <table:table-cell table:style-name="Default" table:formula="of:=COS([.D23])" office:value-type="float" office:value="0.38268343236509">
            <text:p>0.3826834324</text:p>
          </table:table-cell>
          <table:table-cell table:style-name="Default" table:formula="of:=ATAN([.E23]/(1-[.F23]))" office:value-type="float" office:value="-0.981747704246811">
            <text:p>-0.9817477042</text:p>
          </table:table-cell>
          <table:table-cell table:style-name="Default" table:formula="of:=(PI()/2)-[.G23]" office:value-type="float" office:value="2.55254403104171">
            <text:p>2.552544031</text:p>
          </table:table-cell>
          <table:table-cell table:formula="of:=([.H23]/PI())*180" office:value-type="float" office:value="146.25">
            <text:p>146.25</text:p>
          </table:table-cell>
          <table:table-cell table:number-columns-repeated="1015"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([.B24]-[.A24])" office:value-type="float" office:value="14">
            <text:p>14</text:p>
          </table:table-cell>
          <table:table-cell table:style-name="Default" table:formula="of:=[.C24]*((2*PI())/[.$A$2])" office:value-type="float" office:value="5.49778714378214">
            <text:p>5.4977871438</text:p>
          </table:table-cell>
          <table:table-cell table:style-name="Default" table:formula="of:=SIN([.D24])" office:value-type="float" office:value="-0.707106781186548">
            <text:p>-0.7071067812</text:p>
          </table:table-cell>
          <table:table-cell table:style-name="Default" table:formula="of:=COS([.D24])" office:value-type="float" office:value="0.707106781186547">
            <text:p>0.7071067812</text:p>
          </table:table-cell>
          <table:table-cell table:style-name="Default" table:formula="of:=ATAN([.E24]/(1-[.F24]))" office:value-type="float" office:value="-1.17809724509617">
            <text:p>-1.1780972451</text:p>
          </table:table-cell>
          <table:table-cell table:style-name="Default" table:formula="of:=(PI()/2)-[.G24]" office:value-type="float" office:value="2.74889357189107">
            <text:p>2.7488935719</text:p>
          </table:table-cell>
          <table:table-cell table:formula="of:=([.H24]/PI())*180" office:value-type="float" office:value="157.5">
            <text:p>157.5</text:p>
          </table:table-cell>
          <table:table-cell table:number-columns-repeated="1015"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([.B25]-[.A25])" office:value-type="float" office:value="15">
            <text:p>15</text:p>
          </table:table-cell>
          <table:table-cell table:style-name="Default" table:formula="of:=[.C25]*((2*PI())/[.$A$2])" office:value-type="float" office:value="5.89048622548086">
            <text:p>5.8904862255</text:p>
          </table:table-cell>
          <table:table-cell table:style-name="Default" table:formula="of:=SIN([.D25])" office:value-type="float" office:value="-0.38268343236509">
            <text:p>-0.3826834324</text:p>
          </table:table-cell>
          <table:table-cell table:style-name="Default" table:formula="of:=COS([.D25])" office:value-type="float" office:value="0.923879532511286">
            <text:p>0.9238795325</text:p>
          </table:table-cell>
          <table:table-cell table:style-name="Default" table:formula="of:=ATAN([.E25]/(1-[.F25]))" office:value-type="float" office:value="-1.37444678594553">
            <text:p>-1.3744467859</text:p>
          </table:table-cell>
          <table:table-cell table:style-name="Default" table:formula="of:=(PI()/2)-[.G25]" office:value-type="float" office:value="2.94524311274043">
            <text:p>2.9452431127</text:p>
          </table:table-cell>
          <table:table-cell table:formula="of:=([.H25]/PI())*180" office:value-type="float" office:value="168.75">
            <text:p>168.75</text:p>
          </table:table-cell>
          <table:table-cell table:number-columns-repeated="1015"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([.B26]-[.A26])" office:value-type="float" office:value="16">
            <text:p>16</text:p>
          </table:table-cell>
          <table:table-cell table:style-name="Default" table:formula="of:=[.C26]*((2*PI())/[.$A$2])" office:value-type="float" office:value="6.28318530717959">
            <text:p>6.2831853072</text:p>
          </table:table-cell>
          <table:table-cell table:style-name="Default" table:formula="of:=SIN([.D26])" office:value-type="float" office:value="-2.44929359829471E-016">
            <text:p>-2.44929359829471E-016</text:p>
          </table:table-cell>
          <table:table-cell table:style-name="Default" table:formula="of:=COS([.D26])" office:value-type="float" office:value="1">
            <text:p>1</text:p>
          </table:table-cell>
          <table:table-cell table:style-name="Default" table:formula="of:=ATAN([.E26]/(1-[.F26]))" office:value-type="float" office:value="0">
            <text:p>#DIV/0!</text:p>
          </table:table-cell>
          <table:table-cell table:style-name="Default" table:formula="of:=(PI()/2)-[.G26]" office:value-type="float" office:value="0">
            <text:p>#DIV/0!</text:p>
          </table:table-cell>
          <table:table-cell table:formula="of:=([.H26]/PI())*180" office:value-type="float" office:value="0">
            <text:p>#DIV/0!</text:p>
          </table:table-cell>
          <table:table-cell table:number-columns-repeated="1015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formula="of:=([.B27]-[.A27]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 table:style-name="Default"/>
          <table:table-cell table:formula="of:=([.B28]-[.A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2" table:style-name="Default"/>
          <table:table-cell table:formula="of:=([.B29]-[.A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2" table:style-name="Default"/>
          <table:table-cell table:formula="of:=([.B30]-[.A3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2" table:style-name="Default"/>
          <table:table-cell table:formula="of:=([.B31]-[.A3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2" table:style-name="Default"/>
          <table:table-cell table:formula="of:=([.B32]-[.A3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2" table:style-name="Default"/>
          <table:table-cell table:formula="of:=([.B33]-[.A3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B34]-[.A3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[.B35]-[.A35])"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2017-02-25</text:date>, <text:time>23:3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Hazleden</meta:initial-creator>
    <meta:creation-date>2017-02-25T22:07:45.98</meta:creation-date>
    <dc:date>2017-02-25T23:37:12.58</dc:date>
    <dc:creator>Arthur Hazleden</dc:creator>
    <meta:editing-duration>PT1H14M14S</meta:editing-duration>
    <meta:editing-cycles>4</meta:editing-cycles>
    <meta:generator>OpenOffice/4.1.3$Win32 OpenOffice.org_project/413m1$Build-9783</meta:generator>
    <meta:document-statistic meta:table-count="3" meta:cell-count="182" meta:object-count="0"/>
  </office:meta>
</office:document-meta>
</file>